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3.147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ff00ff"/>
    </style:style>
    <style:style style:name="T2" style:family="text">
      <style:text-properties fo:color="#ff0000"/>
    </style:style>
    <style:style style:name="T3" style:family="text">
      <style:text-properties fo:color="#00dcff"/>
    </style:style>
    <style:style style:name="T4" style:family="text">
      <style:text-properties fo:color="#3deb3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1.204cm" svg:height="13.147cm" svg:x="3.578cm" svg:y="6.4cm">
          <draw:text-box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/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7-12-19T14:52:57</meta:creation-date>
    <dc:date>2010-07-30T11:19:32</dc:date>
    <meta:editing-cycles>5</meta:editing-cycles>
    <meta:editing-duration>P2DT4H33M49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